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3">
      <style:paragraph-properties style:writing-mode="lr-tb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</style:style>
    <style:style style:name="P3" style:family="paragraph" style:parent-style-name="Text_20_body" style:list-style-name="L1">
      <style:paragraph-properties fo:margin-top="0cm" fo:margin-bottom="0cm" style:contextual-spacing="false" style:writing-mode="lr-tb"/>
    </style:style>
    <style:style style:name="P4" style:family="paragraph" style:parent-style-name="Text_20_body" style:list-style-name="L1">
      <style:paragraph-properties style:writing-mode="lr-tb"/>
    </style:style>
    <style:style style:name="P5" style:family="paragraph" style:parent-style-name="Text_20_body" style:list-style-name="L2">
      <style:paragraph-properties fo:margin-top="0cm" fo:margin-bottom="0cm" style:contextual-spacing="false" style:writing-mode="lr-tb"/>
    </style:style>
    <style:style style:name="P6" style:family="paragraph" style:parent-style-name="Text_20_body" style:list-style-name="L2">
      <style:paragraph-properties style:writing-mode="lr-tb"/>
    </style:style>
    <style:style style:name="P7" style:family="paragraph" style:parent-style-name="Text_20_body" style:list-style-name="L3">
      <style:paragraph-properties fo:margin-top="0cm" fo:margin-bottom="0cm" style:contextual-spacing="false" style:writing-mode="lr-tb"/>
    </style:style>
    <style:style style:name="P8" style:family="paragraph" style:parent-style-name="Text_20_body" style:list-style-name="L3">
      <style:paragraph-properties style:writing-mode="lr-tb"/>
    </style:style>
    <style:style style:name="P9" style:family="paragraph" style:parent-style-name="Text_20_body" style:list-style-name="L4">
      <style:paragraph-properties fo:margin-top="0cm" fo:margin-bottom="0cm" style:contextual-spacing="false" style:writing-mode="lr-tb"/>
    </style:style>
    <style:style style:name="P10" style:family="paragraph" style:parent-style-name="Text_20_body" style:list-style-name="L4">
      <style:paragraph-properties style:writing-mode="lr-tb"/>
    </style:style>
    <style:style style:name="P11" style:family="paragraph" style:parent-style-name="Text_20_body">
      <style:paragraph-properties style:writing-mode="lr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combinação de IA generativa com ferramentas como Copilot e OpenAI oferece um campo fértil para discussão e argumentação. Vamos construir um texto juntos, explorando os principais pontos e utilizando a IA para auxiliar na geração de ideias e na redação.</text:p>
      <text:h text:style-name="P1" text:outline-level="3">1. <text:span text:style-name="Strong_20_Emphasis">Definindo a Tese</text:span></text:h>
      <text:p text:style-name="P11">O primeiro passo é definir a tese central do seu texto. Algumas opções interessantes poderiam ser:</text:p>
      <text:list text:style-name="L1">
        <text:list-item>
          <text:p text:style-name="P3"><text:span text:style-name="Strong_20_Emphasis">A IA generativa revolucionará a forma como trabalhamos e criamos:</text:span> Apresentar argumentos sobre como a IA generativa pode aumentar a produtividade, automatizar tarefas e estimular a criatividade.</text:p>
        </text:list-item>
        <text:list-item>
          <text:p text:style-name="P3"><text:span text:style-name="Strong_20_Emphasis">Os riscos da IA generativa superam seus benefícios:</text:span> Discutir questões como a disseminação de informações falsas, a perda de empregos e a dependência excessiva da tecnologia.</text:p>
        </text:list-item>
        <text:list-item>
          <text:p text:style-name="P4"><text:span text:style-name="Strong_20_Emphasis">É fundamental desenvolver regulamentações para a IA generativa:</text:span> Argumentar sobre a necessidade de criar leis e normas para garantir o uso ético e responsável da IA.</text:p>
        </text:list-item>
      </text:list>
      <text:p text:style-name="P11"><text:span text:style-name="Strong_20_Emphasis">Exemplo de tese:</text:span></text:p>
      <text:p text:style-name="P11"><text:span text:style-name="Emphasis">A IA generativa, representada por ferramentas como Copilot e OpenAI, tem o potencial de revolucionar diversos setores, mas é crucial desenvolver regulamentações para garantir que seus benefícios superem os riscos.</text:span></text:p>
      <text:h text:style-name="P1" text:outline-level="3">2. <text:span text:style-name="Strong_20_Emphasis">Montando a Estrutura do Texto</text:span></text:h>
      <text:p text:style-name="P11">Uma estrutura típica para um texto argumentativo inclui:</text:p>
      <text:list text:style-name="L2">
        <text:list-item>
          <text:p text:style-name="P5"><text:span text:style-name="Strong_20_Emphasis">Introdução:</text:span> Apresentação da tese e contextualização do tema.</text:p>
        </text:list-item>
        <text:list-item>
          <text:p text:style-name="P5"><text:span text:style-name="Strong_20_Emphasis">Desenvolvimento:</text:span> Apresentação de argumentos que sustentam a tese, com exemplos e evidências.</text:p>
        </text:list-item>
        <text:list-item>
          <text:p text:style-name="P5"><text:span text:style-name="Strong_20_Emphasis">Contra-argumentos:</text:span> Reconhecimento de pontos de vista opostos e refutação dos mesmos.</text:p>
        </text:list-item>
        <text:list-item>
          <text:p text:style-name="P6"><text:span text:style-name="Strong_20_Emphasis">Conclusão:</text:span> Reforço da tese e apresentação de considerações finais.</text:p>
        </text:list-item>
      </text:list>
      <text:h text:style-name="P1" text:outline-level="3">3. <text:span text:style-name="Strong_20_Emphasis">Utilizando o Copilot e o OpenAI</text:span></text:h>
      <text:list text:style-name="L3">
        <text:list-item>
          <text:p text:style-name="P7"><text:span text:style-name="Strong_20_Emphasis">Geração de ideias:</text:span> Utilize o Copilot ou o OpenAI para sugerir argumentos, exemplos e contra-argumentos. Por exemplo, você pode pedir para gerar "5 argumentos a favor da regulamentação da IA generativa".</text:p>
        </text:list-item>
        <text:list-item>
          <text:p text:style-name="P7"><text:span text:style-name="Strong_20_Emphasis">Refinamento de frases:</text:span> Utilize essas ferramentas para melhorar a clareza e a coesão do texto, sugerindo sinônimos, reformulações e transições.</text:p>
        </text:list-item>
        <text:list-item>
          <text:p text:style-name="P8"><text:span text:style-name="Strong_20_Emphasis">Criação de esboços:</text:span> O Copilot pode auxiliar na criação de um esboço inicial do texto, organizando as ideias de forma lógica.</text:p>
        </text:list-item>
      </text:list>
      <text:h text:style-name="P1" text:outline-level="3">4. <text:span text:style-name="Strong_20_Emphasis">Criando o Documento .doc</text:span></text:h>
      <text:p text:style-name="P11">Após finalizar a redação, você pode salvar o texto em formato .doc utilizando um processador de texto como o Microsoft Word ou o Google Docs.</text:p>
      <text:p text:style-name="P11"><text:span text:style-name="Strong_20_Emphasis">Dicas Adicionais:</text:span></text:p>
      <text:list text:style-name="L4">
        <text:list-item>
          <text:p text:style-name="P9"><text:span text:style-name="Strong_20_Emphasis">Pesquise:</text:span> Consulte artigos científicos, notícias e relatórios para fortalecer seus argumentos com dados e evidências.</text:p>
        </text:list-item>
        <text:list-item>
          <text:p text:style-name="P9"><text:soft-page-break/><text:span text:style-name="Strong_20_Emphasis">Seja claro e conciso:</text:span> Evite linguagem complexa e jargon técnico.</text:p>
        </text:list-item>
        <text:list-item>
          <text:p text:style-name="P9"><text:span text:style-name="Strong_20_Emphasis">Revise o texto:</text:span> Leia o texto várias vezes para identificar erros gramaticais e de coesão.</text:p>
        </text:list-item>
        <text:list-item>
          <text:p text:style-name="P10"><text:span text:style-name="Strong_20_Emphasis">Peça feedback:</text:span> Compartilhe seu texto com outras pessoas para obter diferentes perspectivas.</text:p>
        </text:list-item>
      </text:list>
      <text:p text:style-name="P11"><text:span text:style-name="Strong_20_Emphasis">Exemplo de prompt para o Copilot:</text:span></text:p>
      <text:p text:style-name="P11">"Escreva um parágrafo argumentando que a IA generativa pode levar à perda de empregos, mas também pode criar novas oportunidades de trabalho."</text:p>
      <text:p text:style-name="P11"><text:span text:style-name="Strong_20_Emphasis">Com a ajuda do Copilot e do OpenAI, você poderá criar um texto argumentativo completo e bem fundamentado sobre a IA generativa.</text:span></text:p>
      <text:p text:style-name="P11"><text:span text:style-name="Strong_20_Emphasis">Gostaria de começar a escrever seu texto? Qual tese você escolheria?</text:span></text:p>
      <text:p text:style-name="P11">Se precisar de mais informações ou tiver alguma dúvida, é só perguntar!</text:p>
      <text:p text:style-name="P11"><text:span text:style-name="Strong_20_Emphasis">Observação:</text:span> Para utilizar o Copilot, você precisará de um editor de código que o suporte, como o Visual Studio Code. O OpenAI pode ser acessado através de sua API.</text:p>
      <text:p text:style-name="P11"><text:span text:style-name="Strong_20_Emphasis">Lembre-se:</text:span> A IA é uma ferramenta poderosa, mas a criatividade e o pensamento crítico ainda são fundamentais para a produção de um texto de qualidad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" style:font-family-asian="'Source Han Sans CN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22:50:19.119930070</meta:creation-date>
    <dc:date>2024-08-13T22:51:42.835351223</dc:date>
    <meta:editing-duration>PT1M24S</meta:editing-duration>
    <meta:editing-cycles>1</meta:editing-cycles>
    <meta:document-statistic meta:table-count="0" meta:image-count="0" meta:object-count="0" meta:page-count="2" meta:paragraph-count="32" meta:word-count="531" meta:character-count="3335" meta:non-whitespace-character-count="2850"/>
    <meta:generator>LibreOffice/24.2.5.2$Linux_X86_64 LibreOffice_project/420$Build-2</meta:generator>
  </office:meta>
</office:document-meta>
</file>